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3">
        <draw:frame draw:style-name="gr1" draw:text-style-name="P1" draw:layer="layout" svg:width="24.13cm" svg:height="13.759cm" svg:x="1.905cm" svg:y="4.488cm">
          <draw:text-box>
            <text:p><text:span text:style-name="T1">Sendo o primeiro a jogar, escolhe-se um dos cantos, lê a jogada do outro, analisa a jogada e retorna, e assim por diante, sempre anotando as casas cheias. Caso contrário, analisa a primeira jogada e joga nos possíveis (x,y) aleatoriamente (caso o jogador nao jogue nos cantos), porém próximos à jogada do oponente. A partir disso, analisa-se a jogada do oponente e retorna outra, como no caso anterior.</text:span></text:p>
            <text:p><text:span text:style-name="T1"/></text:p>
            <text:p><text:span text:style-name="T1">OBS.: caso o grupo oponente seja o Bernhard Gross, começará excepcionalmente no meio. ;) hehehe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Estratégia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3">
        <draw:frame draw:style-name="gr1" draw:layer="layout" svg:width="28cm" svg:height="37.24cm" svg:x="0cm" svg:y="0cm">
          <draw:text-box>
            <text:p>INICIO</text:p>
            <text:p><text:tab/>VARIAVEIS:</text:p>
            <text:p><text:tab/><text:tab/>INTEIRO: X, Y;</text:p>
            <text:p><text:tab/><text:tab/>CARACTERE: ESTADO[3][3];</text:p>
            <text:p><text:tab/></text:p>
            <text:p><text:tab/>/* Valores dentro de ESTADO: 0 = casa vazia,</text:p>
            <text:p><text:tab/><text:tab/><text:tab/><text:tab/><text:tab/><text:tab/><text:tab/> <text:s text:c="5"/>3 = primeiro jogador,</text:p>
            <text:p><text:tab/><text:tab/><text:tab/><text:tab/><text:tab/><text:tab/><text:tab/> <text:s text:c="5"/>5 = segundo jogador. */</text:p>
            <text:p><text:tab/></text:p>
            <text:p><text:tab/></text:p>
            <text:p><text:tab/>ABRE PIPE ENTRE OS DOIS PROCESSOS</text:p>
            <text:p><text:tab/>LOOP PRINCIPAL:</text:p>
            <text:p><text:tab/><text:tab/><text:tab/>SE RECEBEU JOGADA:</text:p>
            <text:p><text:tab/><text:tab/><text:tab/><text:tab/>ALTERA MATRIZ ESTADO.</text:p>
            <text:p><text:tab/><text:tab/><text:tab/>FIM-SE</text:p>
            <text:p/>
            <text:p><text:tab/><text:tab/><text:tab/>SE POSSÍVEL JOGAR:</text:p>
            <text:p><text:tab/><text:tab/><text:tab/><text:tab/>VERIFICA POSIÇÕES POSSÍVEIS.</text:p>
            <text:p><text:tab/><text:tab/><text:tab/><text:tab/>DECIDE MELHOR POSIÇÃO.</text:p>
            <text:p><text:tab/><text:tab/><text:tab/> <text:s text:c="6"/>ENVIA JOGADA, .<text:tab/></text:p>
            <text:p><text:tab/><text:tab/><text:tab/>SENAO</text:p>
            <text:p><text:tab/><text:tab/><text:tab/><text:tab/>TERMINA JOGO</text:p>
            <text:p><text:tab/><text:tab/><text:tab/>FIM-SE</text:p>
            <text:p><text:tab/>FIM LOOP PRINCIPAL</text:p>
            <text:p/>
            <text:p>FIM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3T14:53:01</meta:creation-date>
    <meta:editing-duration>PT00H53M05S</meta:editing-duration>
    <meta:editing-cycles>5</meta:editing-cycles>
    <dc:date>2009-09-03T16:01:45</dc:date>
    <meta:generator>OpenOffice.org/3.1$Linux OpenOffice.org_project/310m19$Build-9420</meta:generator>
    <meta:document-statistic meta:object-count="28"/>
  </office:meta>
</office:document-meta>
</file>